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079a" officeooo:paragraph-rsid="00154c0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079a" officeooo:paragraph-rsid="0004079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154c0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186a7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154c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154c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154c0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154c0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186a7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officeooo:rsid="0004079a" officeooo:paragraph-rsid="00154c03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4079a" officeooo:paragraph-rsid="00154c03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86a7c" officeooo:paragraph-rsid="00186a7c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d1359" officeooo:paragraph-rsid="00154c0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d1359" officeooo:paragraph-rsid="00186a7c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79b53" officeooo:paragraph-rsid="00154c03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335cm"/>
      <style:text-properties fo:color="#000000" loext:opacity="100%" style:font-name="Liberation Serif" fo:font-size="12pt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86a7c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54c03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4079a" officeooo:paragraph-rsid="00154c03" fo:background-color="transparen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53f46" officeooo:paragraph-rsid="00154c03" fo:background-color="transparen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53f46" officeooo:paragraph-rsid="00154c03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115a0a" officeooo:paragraph-rsid="00154c03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officeooo:paragraph-rsid="00154c03"/>
    </style:style>
    <style:style style:name="T1" style:family="text">
      <style:text-properties officeooo:rsid="00053f46"/>
    </style:style>
    <style:style style:name="T2" style:family="text">
      <style:text-properties officeooo:rsid="000b8113"/>
    </style:style>
    <style:style style:name="T3" style:family="text">
      <style:text-properties officeooo:rsid="000c65f8"/>
    </style:style>
    <style:style style:name="T4" style:family="text">
      <style:text-properties officeooo:rsid="000d1359"/>
    </style:style>
    <style:style style:name="T5" style:family="text">
      <style:text-properties officeooo:rsid="00183527"/>
    </style:style>
    <style:style style:name="T6" style:family="text">
      <style:text-properties officeooo:rsid="00186a7c"/>
    </style:style>
    <style:style style:name="T7" style:family="text">
      <style:text-properties officeooo:rsid="00195e69"/>
    </style:style>
    <style:style style:name="T8" style:family="text">
      <style:text-properties fo:font-weight="normal"/>
    </style:style>
    <style:style style:name="T9" style:family="text">
      <style:text-properties fo:font-weight="normal" officeooo:rsid="00186a7c" style:font-weight-asian="normal" style:font-weight-complex="normal"/>
    </style:style>
    <style:style style:name="T10" style:family="text">
      <style:text-properties fo:font-weight="normal" officeooo:rsid="00079b53" style:font-weight-asian="normal" style:font-weight-complex="normal"/>
    </style:style>
    <style:style style:name="T11" style:family="text">
      <style:text-properties fo:font-weight="normal" officeooo:rsid="00053f46"/>
    </style:style>
    <style:style style:name="T12" style:family="text">
      <style:text-properties fo:font-weight="normal" officeooo:rsid="0019af33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7pt" fo:font-weight="normal"/>
    </style:style>
    <style:style style:name="T15" style:family="text">
      <style:text-properties fo:font-size="7pt" fo:font-weight="normal"/>
    </style:style>
    <style:style style:name="T16" style:family="text">
      <style:text-properties officeooo:rsid="0019af33"/>
    </style:style>
    <style:style style:name="T17" style:family="text">
      <style:text-properties fo:color="#c1c9eb" loext:opacity="100%" style:font-name="Consolas" fo:font-size="7pt" fo:font-weight="normal" fo:background-color="#111418" loext:char-shading-value="0"/>
    </style:style>
    <style:style style:name="T18" style:family="text">
      <style:text-properties officeooo:rsid="0004079a" style:font-size-asian="18pt" style:font-size-complex="18pt"/>
    </style:style>
    <style:style style:name="T19" style:family="text">
      <style:text-properties officeooo:rsid="0019af33" style:font-size-asian="18pt" style:font-size-complex="18pt"/>
    </style:style>
    <style:style style:name="T20" style:family="text">
      <style:text-properties fo:color="#000000" loext:opacity="100%" style:font-name="Consolas" fo:font-size="7pt" fo:font-weight="normal" fo:background-color="#111418" loext:char-shading-value="0"/>
    </style:style>
    <style:style style:name="T21" style:family="text">
      <style:text-properties fo:color="#000000" loext:opacity="100%" style:font-name="Consolas" fo:font-size="7pt" fo:font-weight="normal" fo:background-color="transparent" loext:char-shading-value="0"/>
    </style:style>
    <style:style style:name="T22" style:family="text">
      <style:text-properties fo:color="#000000" loext:opacity="100%" style:font-name="Consolas" fo:font-size="7pt" fo:font-weight="normal" fo:background-color="transparent" loext:char-shading-value="0"/>
    </style:style>
    <style:style style:name="T23" style:family="text">
      <style:text-properties fo:color="#000000" loext:opacity="100%" style:font-name="Consolas" fo:font-weight="normal" fo:background-color="transparent" loext:char-shading-value="0" style:font-size-asian="18pt" style:font-size-complex="18pt"/>
    </style:style>
    <style:style style:name="T24" style:family="text">
      <style:text-properties fo:color="#000000" loext:opacity="100%" style:font-name="Liberation Serif" fo:font-weight="normal" fo:background-color="transparent" loext:char-shading-value="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8">S</text:span><text:span text:style-name="T19">1</text:span><text:span text:style-name="T18">.01 </text:span><text:span text:style-name="T24">Implémentation d’un besoin client</text:span></text:p>
      <text:p text:style-name="P1"/>
      <text:p text:style-name="P1"/>
      <text:p text:style-name="P1">_____________________________________________</text:p>
      <text:p text:style-name="P1"/>
      <text:p text:style-name="P1"/>
      <text:p text:style-name="P8">1) Projet et ses objectifs :</text:p>
      <text:p text:style-name="P10"/>
      <text:p text:style-name="P11">Cette SAÉ avait pour projet de recréer le jeu « Timeline » en Java. Le jeu consiste à placer des cartes en fonction de leur date ( une carte est constituée d'un évenement et d'une date).</text:p>
      <text:p text:style-name="P16"><text:span text:style-name="T8">Le joueur doit déterminer si un évenement s'est déroulé avant ou après les cartes déjà posées sur la table. Un jeu fonctionnel était attendu à la fin des 12 heures (c’est-à-dire un joueur, une main pour le joueur, une pioche et une frise).</text:span></text:p>
      <text:p text:style-name="P19"/>
      <text:p text:style-name="P5"/>
      <text:p text:style-name="P5">2) Organisation collaborative :</text:p>
      <text:p text:style-name="P21"/>
      <text:p text:style-name="P17"><text:span text:style-name="T9">Cette SAÉ devait être réalisée en binôme. J’ai globalement réalisé le code pur des fonctions avancées, </text:span><text:span text:style-name="T8">ainsi qu’une grande partie du compte-rendu. Mon partenaire a réfléchi à comment coder la base des fonctions et a réalisé la Javadoc.</text:span></text:p>
      <text:p text:style-name="P12"/>
      <text:p text:style-name="P3"/>
      <text:p text:style-name="P3"/>
      <text:p text:style-name="P6">3) Étapes et difficultés :</text:p>
      <text:p text:style-name="P6"/>
      <text:p text:style-name="P13">Le projet était découpé selon moi en trois étapes majeures :</text:p>
      <text:p text:style-name="P13"/>
      <text:p text:style-name="P13">- Création de la base du jeu (classe pour les cartes, les paquets...)</text:p>
      <text:p text:style-name="P14">- Développement de la façon de jouer (création de programme pour jouer)</text:p>
      <text:p text:style-name="P14">- Questions optionnelles (gestion des scores, multijoueur…)</text:p>
      <text:p text:style-name="P4"/>
      <text:p text:style-name="P18"><text:span text:style-name="T10">Les difficultés ont surtout résidé dans le développement et l’innovation du programme « jeu ». </text:span><text:span text:style-name="T8">Trouver comment le développer était l’aspect le plus compliqué.</text:span></text:p>
      <text:p text:style-name="P15"/>
      <text:p text:style-name="P3"/>
      <text:p text:style-name="P7"/>
      <text:p text:style-name="P7">4 ) Amélioration pour l’avenir :</text:p>
      <text:p text:style-name="P22"/>
      <text:p text:style-name="P18"><text:span text:style-name="T11">Aucune amélioration notable, la SA</text:span><text:span text:style-name="T12">E</text:span><text:span text:style-name="T11"> s’est très bien passée, l’organisation était bonne </text:span><text:span text:style-name="T8">et mon niveau en Java était largement suffisant pour répondre aux questions.</text:span></text:p>
      <text:p text:style-name="P20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4:24:31.680000000</meta:creation-date>
    <dc:date>2025-06-11T11:21:19.541000000</dc:date>
    <meta:editing-duration>PT1H1M28S</meta:editing-duration>
    <meta:editing-cycles>1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5" meta:word-count="235" meta:character-count="1441" meta:non-whitespace-character-count="1221"/>
  </office:meta>
</office:document-meta>
</file>